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184.48mm" svg:y="24.97mm">
            <loext:p draw:notify-on-update-of-ranges="Sheet1.A7:Sheet1.A7 Sheet1.A8:Sheet1.A28 Sheet1.B7:Sheet1.B7 Sheet1.B8:Sheet1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l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oopTime</text:p>
          </table:table-cell>
          <table:table-cell office:value-type="float" office:value="0.00013" calcext:value-type="float">
            <text:p>0.00013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formula="of:=LN(5000)/1000" office:value-type="float" office:value="0.00851719319141624" calcext:value-type="float">
            <text:p>0.0085171932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5001" calcext:value-type="float">
            <text:p>500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$5]-EXP([.B$4]*[.A8])" office:value-type="float" office:value="0.999999999996362" calcext:value-type="float">
            <text:p>1</text:p>
          </table:table-cell>
        </table:table-row>
        <table:table-row table:style-name="ro1">
          <table:table-cell table:formula="of:=[.A8]-50" office:value-type="float" office:value="950" calcext:value-type="float">
            <text:p>950</text:p>
          </table:table-cell>
          <table:table-cell table:formula="of:=[.B$5]-EXP([.B$4]*[.A9])" office:value-type="float" office:value="1734.95996409777" calcext:value-type="float">
            <text:p>1734.9599640978</text:p>
          </table:table-cell>
        </table:table-row>
        <table:table-row table:style-name="ro1">
          <table:table-cell table:formula="of:=[.A9]-50" office:value-type="float" office:value="900" calcext:value-type="float">
            <text:p>900</text:p>
          </table:table-cell>
          <table:table-cell table:formula="of:=[.B$5]-EXP([.B$4]*[.A10])" office:value-type="float" office:value="2867.59649677676" calcext:value-type="float">
            <text:p>2867.5964967768</text:p>
          </table:table-cell>
        </table:table-row>
        <table:table-row table:style-name="ro1">
          <table:table-cell table:formula="of:=[.A10]-50" office:value-type="float" office:value="850" calcext:value-type="float">
            <text:p>850</text:p>
          </table:table-cell>
          <table:table-cell table:formula="of:=[.B$5]-EXP([.B$4]*[.A11])" office:value-type="float" office:value="3607.44374914776" calcext:value-type="float">
            <text:p>3607.4437491478</text:p>
          </table:table-cell>
        </table:table-row>
        <table:table-row table:style-name="ro1">
          <table:table-cell table:formula="of:=[.A11]-50" office:value-type="float" office:value="800" calcext:value-type="float">
            <text:p>800</text:p>
          </table:table-cell>
          <table:table-cell table:formula="of:=[.B$5]-EXP([.B$4]*[.A12])" office:value-type="float" office:value="4090.71789848696" calcext:value-type="float">
            <text:p>4090.717898487</text:p>
          </table:table-cell>
        </table:table-row>
        <table:table-row table:style-name="ro1">
          <table:table-cell table:formula="of:=[.A12]-50" office:value-type="float" office:value="750" calcext:value-type="float">
            <text:p>750</text:p>
          </table:table-cell>
          <table:table-cell table:formula="of:=[.B$5]-EXP([.B$4]*[.A13])" office:value-type="float" office:value="4406.39644249864" calcext:value-type="float">
            <text:p>4406.3964424986</text:p>
          </table:table-cell>
        </table:table-row>
        <table:table-row table:style-name="ro1">
          <table:table-cell table:formula="of:=[.A13]-50" office:value-type="float" office:value="700" calcext:value-type="float">
            <text:p>700</text:p>
          </table:table-cell>
          <table:table-cell table:formula="of:=[.B$5]-EXP([.B$4]*[.A14])" office:value-type="float" office:value="4612.60019514213" calcext:value-type="float">
            <text:p>4612.6001951421</text:p>
          </table:table-cell>
        </table:table-row>
        <table:table-row table:style-name="ro1">
          <table:table-cell table:formula="of:=[.A14]-50" office:value-type="float" office:value="650" calcext:value-type="float">
            <text:p>650</text:p>
          </table:table-cell>
          <table:table-cell table:formula="of:=[.B$5]-EXP([.B$4]*[.A15])" office:value-type="float" office:value="4747.29413747952" calcext:value-type="float">
            <text:p>4747.2941374795</text:p>
          </table:table-cell>
        </table:table-row>
        <table:table-row table:style-name="ro1">
          <table:table-cell table:formula="of:=[.A15]-50" office:value-type="float" office:value="600" calcext:value-type="float">
            <text:p>600</text:p>
          </table:table-cell>
          <table:table-cell table:formula="of:=[.B$5]-EXP([.B$4]*[.A16])" office:value-type="float" office:value="4835.277299133" calcext:value-type="float">
            <text:p>4835.277299133</text:p>
          </table:table-cell>
        </table:table-row>
        <table:table-row table:style-name="ro1">
          <table:table-cell table:formula="of:=[.A16]-50" office:value-type="float" office:value="550" calcext:value-type="float">
            <text:p>550</text:p>
          </table:table-cell>
          <table:table-cell table:formula="of:=[.B$5]-EXP([.B$4]*[.A17])" office:value-type="float" office:value="4892.74860482211" calcext:value-type="float">
            <text:p>4892.7486048221</text:p>
          </table:table-cell>
        </table:table-row>
        <table:table-row table:style-name="ro1">
          <table:table-cell table:formula="of:=[.A17]-50" office:value-type="float" office:value="500" calcext:value-type="float">
            <text:p>500</text:p>
          </table:table-cell>
          <table:table-cell table:formula="of:=[.B$5]-EXP([.B$4]*[.A18])" office:value-type="float" office:value="4930.28932188135" calcext:value-type="float">
            <text:p>4930.2893218814</text:p>
          </table:table-cell>
        </table:table-row>
        <table:table-row table:style-name="ro1">
          <table:table-cell table:formula="of:=[.A18]-50" office:value-type="float" office:value="450" calcext:value-type="float">
            <text:p>450</text:p>
          </table:table-cell>
          <table:table-cell table:formula="of:=[.B$5]-EXP([.B$4]*[.A19])" office:value-type="float" office:value="4954.81121885974" calcext:value-type="float">
            <text:p>4954.8112188597</text:p>
          </table:table-cell>
        </table:table-row>
        <table:table-row table:style-name="ro1">
          <table:table-cell table:formula="of:=[.A19]-50" office:value-type="float" office:value="400" calcext:value-type="float">
            <text:p>400</text:p>
          </table:table-cell>
          <table:table-cell table:formula="of:=[.B$5]-EXP([.B$4]*[.A20])" office:value-type="float" office:value="4970.82911831727" calcext:value-type="float">
            <text:p>4970.8291183173</text:p>
          </table:table-cell>
        </table:table-row>
        <table:table-row table:style-name="ro1">
          <table:table-cell table:formula="of:=[.A20]-50" office:value-type="float" office:value="350" calcext:value-type="float">
            <text:p>350</text:p>
          </table:table-cell>
          <table:table-cell table:formula="of:=[.B$5]-EXP([.B$4]*[.A21])" office:value-type="float" office:value="4981.29213850115" calcext:value-type="float">
            <text:p>4981.2921385012</text:p>
          </table:table-cell>
        </table:table-row>
        <table:table-row table:style-name="ro1">
          <table:table-cell table:formula="of:=[.A21]-50" office:value-type="float" office:value="300" calcext:value-type="float">
            <text:p>300</text:p>
          </table:table-cell>
          <table:table-cell table:formula="of:=[.B$5]-EXP([.B$4]*[.A22])" office:value-type="float" office:value="4988.12666706455" calcext:value-type="float">
            <text:p>4988.1266670646</text:p>
          </table:table-cell>
        </table:table-row>
        <table:table-row table:style-name="ro1">
          <table:table-cell table:formula="of:=[.A22]-50" office:value-type="float" office:value="250" calcext:value-type="float">
            <text:p>250</text:p>
          </table:table-cell>
          <table:table-cell table:formula="of:=[.B$5]-EXP([.B$4]*[.A23])" office:value-type="float" office:value="4992.59103584746" calcext:value-type="float">
            <text:p>4992.5910358475</text:p>
          </table:table-cell>
        </table:table-row>
        <table:table-row table:style-name="ro1">
          <table:table-cell table:formula="of:=[.A23]-50" office:value-type="float" office:value="200" calcext:value-type="float">
            <text:p>200</text:p>
          </table:table-cell>
          <table:table-cell table:formula="of:=[.B$5]-EXP([.B$4]*[.A24])" office:value-type="float" office:value="4995.50719728347" calcext:value-type="float">
            <text:p>4995.5071972835</text:p>
          </table:table-cell>
        </table:table-row>
        <table:table-row table:style-name="ro1">
          <table:table-cell table:formula="of:=[.A24]-50" office:value-type="float" office:value="150" calcext:value-type="float">
            <text:p>150</text:p>
          </table:table-cell>
          <table:table-cell table:formula="of:=[.B$5]-EXP([.B$4]*[.A25])" office:value-type="float" office:value="4997.4120572837" calcext:value-type="float">
            <text:p>4997.4120572837</text:p>
          </table:table-cell>
        </table:table-row>
        <table:table-row table:style-name="ro1">
          <table:table-cell table:formula="of:=[.A25]-50" office:value-type="float" office:value="100" calcext:value-type="float">
            <text:p>100</text:p>
          </table:table-cell>
          <table:table-cell table:formula="of:=[.B$5]-EXP([.B$4]*[.A26])" office:value-type="float" office:value="4998.65632708841" calcext:value-type="float">
            <text:p>4998.6563270884</text:p>
          </table:table-cell>
        </table:table-row>
        <table:table-row table:style-name="ro1">
          <table:table-cell table:formula="of:=[.A26]-50" office:value-type="float" office:value="50" calcext:value-type="float">
            <text:p>50</text:p>
          </table:table-cell>
          <table:table-cell table:formula="of:=[.B$5]-EXP([.B$4]*[.A27])" office:value-type="float" office:value="4999.46909408794" calcext:value-type="float">
            <text:p>4999.4690940879</text:p>
          </table:table-cell>
        </table:table-row>
        <table:table-row table:style-name="ro1">
          <table:table-cell table:formula="of:=[.A27]-50" office:value-type="float" office:value="0" calcext:value-type="float">
            <text:p>0</text:p>
          </table:table-cell>
          <table:table-cell table:formula="of:=[.B$5]-EXP([.B$4]*[.A28])" office:value-type="float" office:value="5000" calcext:value-type="float">
            <text:p>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4:54:44.888750773</meta:creation-date>
    <dc:date>2016-04-06T15:02:40.710265059</dc:date>
    <meta:editing-duration>P5DT23H52M45S</meta:editing-duration>
    <meta:editing-cycles>1</meta:editing-cycles>
    <meta:document-statistic meta:table-count="1" meta:cell-count="52" meta:object-count="1"/>
    <meta:generator>LibreOffice/5.0.5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Sheet1.A7:Sheet1.B28" chart:data-source-has-labels="row" svg:x="0.319cm" svg:y="0.18cm" svg:width="15.36cm" svg:height="8.645cm">
          <chartooo:coordinate-region svg:x="1.311cm" svg:y="0.38cm" svg:width="13.996cm" svg:height="7.79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8:Sheet1.B28" chart:label-cell-address="Sheet1.B7:Sheet1.B7" chart:class="chart:scatter">
            <chart:domain table:cell-range-address="Sheet1.A8:Sheet1.A28"/>
            <chart:data-point chart:repeated="2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</text:p>
                <draw:g>
                  <svg:desc>Sheet1.B7:Sheet1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8:Sheet1.A28</svg:desc>
                </draw:g>
              </table:table-cell>
              <table:table-cell office:value-type="float" office:value="0.999999999996362">
                <text:p>0.999999999996362</text:p>
                <draw:g>
                  <svg:desc>Sheet1.B8:Sheet1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0">
                <text:p>950</text:p>
              </table:table-cell>
              <table:table-cell office:value-type="float" office:value="1734.95996409777">
                <text:p>1734.95996409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2867.59649677676">
                <text:p>2867.596496776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0">
                <text:p>850</text:p>
              </table:table-cell>
              <table:table-cell office:value-type="float" office:value="3607.44374914776">
                <text:p>3607.44374914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4090.71789848696">
                <text:p>4090.71789848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4406.39644249864">
                <text:p>4406.396442498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4612.60019514213">
                <text:p>4612.60019514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0">
                <text:p>650</text:p>
              </table:table-cell>
              <table:table-cell office:value-type="float" office:value="4747.29413747952">
                <text:p>4747.29413747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4835.277299133">
                <text:p>4835.2772991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">
                <text:p>550</text:p>
              </table:table-cell>
              <table:table-cell office:value-type="float" office:value="4892.74860482211">
                <text:p>4892.74860482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4930.28932188135">
                <text:p>4930.289321881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0">
                <text:p>450</text:p>
              </table:table-cell>
              <table:table-cell office:value-type="float" office:value="4954.81121885974">
                <text:p>4954.811218859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4970.82911831727">
                <text:p>4970.829118317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">
                <text:p>350</text:p>
              </table:table-cell>
              <table:table-cell office:value-type="float" office:value="4981.29213850115">
                <text:p>4981.29213850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4988.12666706455">
                <text:p>4988.126667064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">
                <text:p>250</text:p>
              </table:table-cell>
              <table:table-cell office:value-type="float" office:value="4992.59103584746">
                <text:p>4992.591035847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">
                <text:p>200</text:p>
              </table:table-cell>
              <table:table-cell office:value-type="float" office:value="4995.50719728347">
                <text:p>4995.507197283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">
                <text:p>150</text:p>
              </table:table-cell>
              <table:table-cell office:value-type="float" office:value="4997.4120572837">
                <text:p>4997.41205728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4998.65632708841">
                <text:p>4998.656327088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4999.46909408794">
                <text:p>4999.469094087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5000">
                <text:p>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